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FF000002B55C7C9D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draw:auto-grow-height="true"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.1000003814697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1" draw:text-style-name="P5" draw:layer="layout" svg:width="15.451cm" svg:height="3cm" svg:x="5.715cm" svg:y="12.48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5">Welcome everyone</text:span></text:p>
              <text:p><text:span text:style-name="T5"/></text:p>
              <text:p><text:span text:style-name="T5"/></text:p>
              <text:p/>
            </draw:text-box>
          </draw:frame>
        </presentation:notes>
      </draw:page>
      <draw:page draw:name="Index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am I?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Xavier Ser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6"/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3.739cm" svg:height="3.181cm" svg:x="0.899cm" svg:y="0.321cm" presentation:class="title" presentation:user-transformed="true">
          <draw:text-box>
            <text:p>Universitat Pompeu Fabra, Barcelona<text:line-break/> &amp; Stanford University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5"/></text:p>
              <text:p text:style-name="P7"><text:span text:style-name="T5">...</text:span></text:p>
              <text:p text:style-name="P7"><text:span text:style-name="T5"/></text:p>
              <text:p text:style-name="P7"><text:span text:style-name="T6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7"><text:span text:style-name="T5">I will first define audio signal processing and then go over the most common applications of interest to music that are based on signal processing techniques.</text:span></text:p>
              <text:p text:style-name="P7"><text:span text:style-name="T5"/></text:p>
              <text:p text:style-name="P7"><text:span text:style-name="T5">...</text:span></text:p>
              <text:p text:style-name="P7"><text:span text:style-name="T5"/></text:p>
              <text:p text:style-name="P7"><text:span text:style-name="T6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10 wee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6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p><text:span text:style-name="T6"/></text:p>
            </draw:text-box>
          </draw:frame>
        </presentation:notes>
      </draw:page>
      <draw:page draw:name="page7" draw:style-name="dp1" draw:master-page-name="UPF-master" presentation:presentation-page-layout-name="AL3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Open content</text:p>
          </draw:text-box>
        </draw:frame>
        <draw:frame presentation:style-name="pr5" draw:text-style-name="P8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7">Content released using the </text:span><text:span text:style-name="T8">CC Attribution-Noncommercial-Share Alike</text:span><text:span text:style-name="T7"> license or the </text:span><text:span text:style-name="T8">Affero GPL</text:span><text:span text:style-name="T7"> license: A</text:span><text:span text:style-name="T5">vailable from </text:span><text:span text:style-name="T5"><text:a xlink:href="https://github.com/MTG/sms-tools" xlink:type="simple">https://github.com/MTG/sms-tools</text:a></text:span><text:span text:style-name="T5"> </text:span></text:p>
              </text:list-item>
              <text:list-item>
                <text:p><text:span text:style-name="T5">Wikipedia.org</text:span></text:p>
              </text:list-item>
              <text:list-item>
                <text:p><text:span text:style-name="T5">Freesound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43cm" svg:y="13.97cm" presentation:class="notes" presentation:user-transformed="true">
            <draw:text-box>
              <text:p><text:span text:style-name="T9">I want to finish by mentioning that all the materials I will use and produce in this course are available under open licenses.</text:span></text:p>
              <text:p><text:span text:style-name="T9"/></text:p>
              <text:p><text:span text:style-name="T9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Audio Signal Processing for </text:span><text:span text:style-name="T1"><text:line-break/></text:span><text:span text:style-name="T1">Music Applications: </text:span><text:span text:style-name="T1"><text:line-break/></text:span><text:span text:style-name="T2">Welcome</text:span></text:p>
          </draw:text-box>
        </draw:frame>
        <draw:custom-shape draw:name="Text Box 2" draw:style-name="gr3" draw:text-style-name="P5" draw:layer="Layout" svg:width="15.451cm" svg:height="3cm" svg:x="5.715cm" svg:y="12.486cm">
          <text:p text:style-name="P10"><text:span text:style-name="T3">Xavier Serra</text:span></text:p>
          <text:p text:style-name="P11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 text:style-name="P7"><text:span text:style-name="T5">Welcome everyone</text:span></text:p>
              <text:p text:style-name="P7"><text:span text:style-name="T5"/></text:p>
              <text:p text:style-name="P7"><text:span text:style-name="T5"/></text:p>
              <text:p text:style-name="P7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2" draw:display-name="Bitmape 2" xlink:href="Pictures/10000201000007FF000002B55C7C9D4E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3T11:49:26.942129000</dc:date>
    <dc:creator>xavier serra</dc:creator>
    <meta:generator>LibreOffice/4.2.1.1$MacOSX_X86_64 LibreOffice_project/d7dbbd7842e6a58b0f521599204e827654e1fb8b</meta:generator>
    <meta:editing-duration>P3DT1H7M25S</meta:editing-duration>
    <meta:editing-cycles>56</meta:editing-cycles>
    <meta:document-statistic meta:object-count="52"/>
  </office:meta>
</office:document-meta>
</file>